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2d7c8" officeooo:paragraph-rsid="0002d7c8"/>
    </style:style>
    <style:style style:name="P2" style:family="paragraph" style:parent-style-name="Standard">
      <style:paragraph-properties fo:margin-top="0cm" fo:margin-bottom="0cm" style:contextual-spacing="false" fo:text-align="start" style:justify-single-word="false"/>
      <style:text-properties officeooo:paragraph-rsid="000526b6"/>
    </style:style>
    <style:style style:name="P3" style:family="paragraph" style:parent-style-name="Standard">
      <style:paragraph-properties fo:text-align="start" style:justify-single-word="false"/>
      <style:text-properties style:font-name="Liberation Serif" fo:font-size="12pt" officeooo:paragraph-rsid="00036510" style:font-size-asian="12pt" style:font-size-complex="12pt"/>
    </style:style>
    <style:style style:name="P4" style:family="paragraph" style:parent-style-name="Standard">
      <style:paragraph-properties fo:margin-top="0cm" fo:margin-bottom="0cm" style:contextual-spacing="false" fo:text-align="start" style:justify-single-word="false"/>
      <style:text-properties style:font-name="Liberation Serif" fo:font-size="12pt" officeooo:paragraph-rsid="00036510" style:font-size-asian="12pt" style:font-size-complex="12pt"/>
    </style:style>
    <style:style style:name="P5" style:family="paragraph" style:parent-style-name="Standard">
      <style:paragraph-properties fo:margin-top="0cm" fo:margin-bottom="0cm" style:contextual-spacing="false" fo:text-align="start" style:justify-single-word="false"/>
      <style:text-properties style:font-name="Liberation Serif" fo:font-size="12pt" officeooo:rsid="00064969" officeooo:paragraph-rsid="00064969" style:font-size-asian="12pt" style:font-size-complex="12pt"/>
    </style:style>
    <style:style style:name="P6" style:family="paragraph" style:parent-style-name="Standard">
      <style:paragraph-properties fo:text-align="start" style:justify-single-word="false"/>
      <style:text-properties style:font-name="Liberation Serif" fo:font-size="12pt" fo:font-weight="bold" officeooo:rsid="00064969" officeooo:paragraph-rsid="00064969" style:font-size-asian="12pt" style:font-weight-asian="bold" style:font-size-complex="12pt" style:font-weight-complex="bold"/>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paragraph-properties fo:line-height="100%"/>
      <style:text-properties officeooo:paragraph-rsid="0002d7c8"/>
    </style:style>
    <style:style style:name="P19" style:family="paragraph" style:parent-style-name="Text_20_body" style:list-style-name="L7">
      <style:paragraph-properties fo:line-height="100%"/>
      <style:text-properties officeooo:paragraph-rsid="0002d7c8"/>
    </style:style>
    <style:style style:name="P20" style:family="paragraph" style:parent-style-name="Text_20_body">
      <style:text-properties officeooo:paragraph-rsid="00064969"/>
    </style:style>
    <style:style style:name="T1" style:family="text">
      <style:text-properties officeooo:rsid="00009211"/>
    </style:style>
    <style:style style:name="T2" style:family="text">
      <style:text-properties officeooo:rsid="0002d7c8"/>
    </style:style>
    <style:style style:name="T3" style:family="text">
      <style:text-properties officeooo:rsid="00036510"/>
    </style:style>
    <style:style style:name="T4" style:family="text">
      <style:text-properties officeooo:rsid="000526b6"/>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0526b6" style:font-size-asian="12pt" style:font-size-complex="12pt"/>
    </style:style>
    <style:style style:name="T7" style:family="text">
      <style:text-properties officeooo:rsid="00064969"/>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liste des compétences du référentiel qui sont couvertes par le projet ; </text:p>
      <text:p text:style-name="P18">cahier des charges ; </text:p>
      <text:p text:style-name="P18">spécifications techniques du projet, élaborées par le candidat, comprenant de préférence un schéma de l’application à mettre en production ; </text:p>
      <text:p text:style-name="P18">description de la démarche et des outils utilisés ainsi que des collaborations éventuelles avec les autres équipes ; </text:p>
      <text:p text:style-name="P18">réalisations du candidat comportant les scripts et les configurations les plus significatifs et en les argumentant ; </text:p>
      <text:p text:style-name="P18">description d’une situation de travail ayant nécessité une recherche effectuée par le candidat durant le projet. </text:p>
      <text:p text:style-name="P18"/>
      <text:p text:style-name="P18">Introduction </text:p>
      <text:p text:style-name="P18">I. Présentation du projet</text:p>
      <text:p text:style-name="P18">1. Objectifs</text:p>
      <text:p text:style-name="P18">2. Compétences du référentiel <text:span text:style-name="T7">et outils utilisés</text:span></text:p>
      <text:list xml:id="list3071904496" text:style-name="L7">
        <text:list-item>
          <text:p text:style-name="P19">Automatiser la création de serveurs à l’aide de scripts : pipeline sur jenkins </text:p>
        </text:list-item>
        <text:list-item>
          <text:p text:style-name="P19">Automatiser le déploiement d'une infrastructure : terraform </text:p>
        </text:list-item>
        <text:list-item>
          <text:p text:style-name="P19">Sécuriser l’infrastructure : tls, WPScan, Sonar Cloud </text:p>
        </text:list-item>
        <text:list-item>
          <text:p text:style-name="P19">Mettre l’infrastructure en production dans le cloud : azure </text:p>
        </text:list-item>
        <text:list-item>
          <text:p text:style-name="P19">Gérer le stockage des données : mariadb, azure storage </text:p>
        </text:list-item>
        <text:list-item>
          <text:p text:style-name="P19">Gérer des containers : jenkins (docker) </text:p>
        </text:list-item>
        <text:list-item>
          <text:p text:style-name="P19">Automatiser la mise en production d’une application avec une plateforme : kubernetes, helm </text:p>
        </text:list-item>
        <text:list-item>
          <text:p text:style-name="P19">Définir et mettre en place des statistiques de services : Insight, Analytics </text:p>
        </text:list-item>
        <text:list-item>
          <text:p text:style-name="P19">Exploiter une solution de supervision : Prometheus, Grafana </text:p>
        </text:list-item>
      </text:list>
      <text:p text:style-name="P18"><text:span text:style-name="T7">3</text:span>. Topographie</text:p>
      <text:p text:style-name="P18">III. Etapes</text:p>
      <text:p text:style-name="P18">1. Jenkins - Docker-compose - Github - Secrets - Plugins et tools</text:p>
      <text:p text:style-name="P18">3. Déploiement de l’infrastructure - Terraform - Helm et kubernetes</text:p>
      <text:p text:style-name="P18">4. Sécurité - WPScan - Sonarcloud – OWASP</text:p>
      <text:p text:style-name="P18">5. Supervision de l’infrastructure - Insights - Analytics - Prometheus - Grafana – Loki</text:p>
      <text:p text:style-name="P18">IV. Exemple de recherche Conclusion </text:p>
      <text:h text:style-name="P1" text:outline-level="1">Introduction</text:h>
      <text:p text:style-name="P4"><text:span text:style-name="T3">Les administrateurs système DevOps déploient, supervisent et éventuellement automatisent les infrastructures et applications en cloud. Ils vont également </text:span><text:span text:style-name="T4">mettre en œuvre des solutions de supervision et de sécurité au travers d’indicateurs ou de scans qui remonteront des alertes ou anomalies.</text:span></text:p>
      <text:p text:style-name="P4"><text:soft-page-break/></text:p>
      <text:p text:style-name="P5">Dans le but d’obtenir un titre</text:p>
      <text:p text:style-name="P4"/>
      <text:p text:style-name="P2"><text:span text:style-name="T6">Ce projet vise à démontrer l’acquisition des compétences et connaissances nécessaires </text:span>requises pour assumer efficacement le rôle d'un administrateur système DevOps. Il s'agit d'une démonstration pratique des savoir-faire et techniques nécessaires pour gérer et optimiser les systèmes et processus informatiques dans un environnement DevOps : <text:span text:style-name="T5">développement de scripts, utilisation de différentes plateformes, </text:span><text:span text:style-name="T6">automatisation de processus, </text:span><text:span text:style-name="T5">administration, </text:span><text:span text:style-name="T6">sécurisation et supervision</text:span><text:span text:style-name="T5"> de systèmes</text:span><text:span text:style-name="T6">.</text:span></text:p>
      <text:p text:style-name="P3"/>
      <text:p text:style-name="P6">I. Présentation du projet</text:p>
      <text:p text:style-name="P3"/>
      <text:p text:style-name="P20"><text:span text:style-name="T2">L'objectif </text:span><text:span text:style-name="T7">de ce projet </text:span><text:span text:style-name="T2">est d’</text:span><text:span text:style-name="T7">automatiser le déploiement de WordPress sur un cluster Kubernetes, tout en sécurisant et supervisant l’infrastructure et l’application.</text:span></text:p>
      <text:p text:style-name="P20"><text:span text:style-name="T2">e déployer un cluster Azure Kubernetes Service (AKS) en utilisant Terraform, orchestrer le déploiement de WordPress et une base de données MariaDB via Jenkins, et assurer la supervision et la sécurité de l'infrastructure. Ce projet illustre l'application des compétences clés du référentiel, notamment l'automatisation des déploiements, la sécurisation de l'infrastructure, la gestion du stockage de données, et la supervision des services. Les technologies telles que Docker, Kubernetes, Jenkins, WPScan, OWASP Dependency Check, Sonar Cloud, Prometheus, et Grafana sont utilisées pour répondre aux exigences fonctionnelles et de sécurité, démontrant ainsi la capacité du candidat à gérer une infrastructure DevOps complexe et sécurisée. </text:span></text:p>
      <text:h text:style-name="Heading_20_1" text:outline-level="1"/>
      <text:h text:style-name="Heading_20_1" text:outline-level="1">Déploiement de WordPress avec Terraform, Kubernetes (AKS), Docker, Jenkins, et outils de sécurité et de supervision</text:h>
      <text:h text:style-name="Heading_20_2" text:outline-level="2"><text:bookmark text:name="user-content-1-introduction"/>1. Introduction</text:h>
      <text:p text:style-name="Text_20_body">Ce cahier des charges décrit les spécifications et les exigences pour le déploiement de WordPress sur un cluster Kubernetes (AKS) en utilisant Terraform pour l'infrastructure, Docker pour Jenkins, et Jenkins pour WordPress. Le projet comprend également l'intégration d'outils de sécurité tels que WPScan, OWASP Dependency Check, Sonar Cloud et Application Insights, ainsi que la mise en place de fonctionnalités de sécurité avancées telles que le TLS, l'authentification à deux facteurs et la limite de tentatives de connexion. Enfin, le projet inclut la mise en place de Prometheus et Grafana comme outils de supervision.</text:p>
      <text:h text:style-name="Heading_20_2" text:outline-level="2"><text:bookmark text:name="user-content-2-objectifs-du-projet"/>2. Objectifs du projet</text:h>
      <text:list xml:id="list4289385035" text:style-name="L1">
        <text:list-item>
          <text:p text:style-name="P8">Déployer le cluster Azure Kubernetes Service (AKS) en utilisant Terraform. </text:p>
        </text:list-item>
        <text:list-item>
          <text:p text:style-name="P8">Utiliser Docker pour déployer Jenkins. </text:p>
        </text:list-item>
        <text:list-item>
          <text:p text:style-name="P8">Configurer Jenkins pour automatiser le déploiement de WordPress <text:span text:style-name="T1">et une base de données MariaDB </text:span>sur le cluster à partir de fichiers <text:span text:style-name="T1">Helm</text:span> stockés sur GitHub. </text:p>
        </text:list-item>
        <text:list-item>
          <text:p text:style-name="P8"><text:soft-page-break/>Configurer le pod de déploiement de WordPress avec autoscaler. </text:p>
        </text:list-item>
        <text:list-item>
          <text:p text:style-name="P8">Configurer l'Ingress Traefik pour exposer WordPress au trafic entrant. </text:p>
        </text:list-item>
        <text:list-item>
          <text:p text:style-name="P8">Effectuer des tests de sécurité avec WPScan, OWASP Dependency Check, Sonar Cloud. </text:p>
        </text:list-item>
        <text:list-item>
          <text:p text:style-name="P8">Mettre en place le chiffrement TLS pour sécuriser la communication avec WordPress. </text:p>
        </text:list-item>
        <text:list-item>
          <text:p text:style-name="P8">Implémenter l'authentification à deux facteurs pour l'accès à WordPress. </text:p>
        </text:list-item>
        <text:list-item>
          <text:p text:style-name="P8">Configurer une limite de tentatives de connexion pour protéger contre les attaques par force brute . </text:p>
        </text:list-item>
        <text:list-item>
          <text:p text:style-name="P7">Mettre en place Prometheus et Grafana pour superviser l'infrastructure et les performances de WordPress. </text:p>
        </text:list-item>
      </text:list>
      <text:h text:style-name="Heading_20_2" text:outline-level="2"><text:bookmark text:name="user-content-3-exigences-fonctionnelles"/>3. Exigences fonctionnelles</text:h>
      <text:h text:style-name="Heading_20_3" text:outline-level="3"><text:bookmark text:name="user-content-31-déploiement-de-linfrastructure"/>3.1 Déploiement de l'infrastructure</text:h>
      <text:p text:style-name="Text_20_body">Terraform est un outil d'infrastructure en tant que code qui permet de déployer et de gérer l'infrastructure de manière reproductible. Dans ce projet, Terraform sera utilisé pour déployer l'infrastructure Kubernetes sur Azure Kubernetes Service (AKS). Le cluster AKS fournit une plateforme Kubernetes gérée qui permet de déployer, gérer et orchestrer les conteneurs de manière évolutive. Le cluster AKS sera utilisé pour exécuter les conteneurs WordPress et les autres composants nécessaires.</text:p>
      <text:list xml:id="list735403424" text:style-name="L2">
        <text:list-item>
          <text:p text:style-name="P9">Utiliser Terraform pour déployer un cluster AKS sur Azure <text:span text:style-name="T1">et des indicateurs ‘application insights, log analytics, et du storage azure pour les résultats des scans</text:span>. </text:p>
        </text:list-item>
      </text:list>
      <text:h text:style-name="Heading_20_3" text:outline-level="3"><text:bookmark text:name="user-content-32-déploiement-de-wordpress"/>3.2 Déploiement de WordPress</text:h>
      <text:p text:style-name="Text_20_body">Jenkins est un outil d'intégration continue et de déploiement continu (CI/CD) largement utilisé. Dans ce projet, Jenkins sera déployé à l'aide de Docker et Terraform sur le cluster AKS. Les fichiers <text:span text:style-name="T1">kubernetes </text:span>YAML <text:span text:style-name="T1">et Helm </text:span>stockés sur GitHub contiendront les instructions nécessaires pour déployer WordPress avec le cluster AKS avec les configurations spécifiques souhaitées. Jenkins utilisera ces fichiers pour automatiser le déploiement de WordPress avec AKS, garantissant ainsi une mise en production rapide et reproductible.</text:p>
      <text:list xml:id="list1505346294" text:style-name="L3">
        <text:list-item>
          <text:p text:style-name="P11">Utiliser Jenkins pour déployer WordPress avec le cluster AKS à partir de fichiers <text:span text:style-name="T1">kubernetes </text:span>YAML <text:span text:style-name="T1">et Helm</text:span> stockés sur GitHub. </text:p>
        </text:list-item>
        <text:list-item>
          <text:p text:style-name="P11">Configurer Jenkins pour automatiser le déploiement, la mise à jour et la gestion de WordPress. </text:p>
        </text:list-item>
        <text:list-item>
          <text:p text:style-name="P10">Configurer le pod de déploiement dans le cluster AKS avec les ressources nécessaires pour le scaling automatique et avec indicateurs.</text:p>
        </text:list-item>
      </text:list>
      <text:h text:style-name="Heading_20_3" text:outline-level="3"><text:bookmark text:name="user-content-34-tests-de-sécurité"/>3.4 Tests de sécurité</text:h>
      <text:p text:style-name="Text_20_body">Les tests de sécurité, tels que WPScan, OWASP Dependency Check et Sonar Cloud sont utilisés pour identifier les vulnérabilités et les problèmes de sécurité dans les composants logiciels utilisés. Ces tests seront intégrés dans le processus de déploiement de Jenkins afin d'exécuter automatiquement ces tests sur WordPress. Les rapports de tests générés aideront à identifier les problèmes de sécurité potentiels et permettront de prendre les mesures nécessaires pour les résoudre.</text:p>
      <text:list xml:id="list3867110999" text:style-name="L4">
        <text:list-item>
          <text:p text:style-name="P13"><text:soft-page-break/>Intégrer les outils de sécurité WPScan, OWASP Dependency Check et Sonar Cloud dans le processus de déploiement de Jenkins pour exécuter des tests de sécurité automatiques sur WordPress. </text:p>
        </text:list-item>
        <text:list-item>
          <text:p text:style-name="P12">Configurer les rapports de tests <text:span text:style-name="T1">et les envoyer sur le stockage azure</text:span> pour faciliter l'analyse des résultats. </text:p>
        </text:list-item>
      </text:list>
      <text:h text:style-name="Heading_20_3" text:outline-level="3"><text:bookmark text:name="user-content-35-sécurité-avancée-accès"/>3.5 Sécurité avancée (accès)</text:h>
      <text:p text:style-name="Text_20_body">Pour renforcer la sécurité de l'application WordPress, des configurations avancées seront mises en place. Cela inclut la configuration du chiffrement TLS pour sécuriser la communication entre les utilisateurs et WordPress, l'authentification à deux facteurs pour renforcer l'authentification des utilisateurs, la mise en place d'une limite de tentatives de connexion pour prévenir les attaques par force brute, l'utilisation du RBAC pour gérer les autorisations d'accès aux ressources et l'IP whitelisting pour restreindre l'accès à WordPress à partir d'adresses IP spécifiques.</text:p>
      <text:list xml:id="list946385449" text:style-name="L5">
        <text:list-item>
          <text:p text:style-name="P15">Mettre en place le chiffrement TLS pour sécuriser la communication avec WordPress. </text:p>
        </text:list-item>
        <text:list-item>
          <text:p text:style-name="P15">Configurer l'authentification à deux facteurs pour renforcer la sécurité de l'accès à WordPress. </text:p>
        </text:list-item>
        <text:list-item>
          <text:p text:style-name="P14">Limiter le nombre de tentatives de connexion pour prévenir les attaques par force brute. </text:p>
        </text:list-item>
      </text:list>
      <text:h text:style-name="Heading_20_3" text:outline-level="3"><text:bookmark text:name="user-content-36-supervision-de-linfrastructure"/>3.6 Supervision de l'infrastructure</text:h>
      <text:p text:style-name="Text_20_body">Prometheus est un système de surveillance et de collecte de métriques open-source, tandis que Grafana est un outil de visualisation de données. Dans ce projet, Prometheus sera utilisé pour collecter les métriques de l'infrastructure Kubernetes et de WordPress, tandis que Grafana sera utilisé pour visualiser et analyser ces métriques de manière conviviale. Cela permettra aux administrateurs système et aux développeurs de superviser et d'optimiser les performances de l'application WordPress et de l'infrastructure sous-jacente. <text:span text:style-name="T1">Loki sera ajouté en complément.</text:span></text:p>
      <text:list xml:id="list2731362792" text:style-name="L6">
        <text:list-item>
          <text:p text:style-name="P17">Mettre en place Prometheus pour collecter les métriques de l'infrastructure et de WordPress. </text:p>
        </text:list-item>
        <text:list-item>
          <text:p text:style-name="P17">Utiliser Prometheus node exporter pour exporter les données de la mémoire disque AKS. </text:p>
        </text:list-item>
        <text:list-item>
          <text:p text:style-name="P16">Configurer Grafana pour visualiser et analyser les métriques de manière conviviale.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7T14:20:29.119000000</meta:creation-date>
    <dc:date>2023-12-12T13:24:08.975000000</dc:date>
    <meta:editing-duration>PT2H12M20S</meta:editing-duration>
    <meta:editing-cycles>2</meta:editing-cycles>
    <meta:generator>LibreOffice/7.2.6.2$Windows_X86_64 LibreOffice_project/b0ec3a565991f7569a5a7f5d24fed7f52653d754</meta:generator>
    <meta:document-statistic meta:table-count="0" meta:image-count="0" meta:object-count="0" meta:page-count="4" meta:paragraph-count="70" meta:word-count="1334" meta:character-count="9145" meta:non-whitespace-character-count="7871"/>
  </office:meta>
</office:document-meta>
</file>